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>
        <style:tab-stops/>
      </style:paragraph-properties>
      <style:text-properties fo:hyphenate="false"/>
    </style:style>
    <style:style style:name="P2" style:family="paragraph" style:parent-style-name="Standard">
      <style:text-properties officeooo:paragraph-rsid="001987f9"/>
    </style:style>
    <style:style style:name="P3" style:family="paragraph" style:parent-style-name="Standard">
      <style:text-properties officeooo:paragraph-rsid="001b2e4e"/>
    </style:style>
    <style:style style:name="P4" style:family="paragraph" style:parent-style-name="Standard">
      <style:text-properties officeooo:paragraph-rsid="001f0a50"/>
    </style:style>
    <style:style style:name="P5" style:family="paragraph" style:parent-style-name="Heading_20_1">
      <style:text-properties officeooo:rsid="001987f9"/>
    </style:style>
    <style:style style:name="P6" style:family="paragraph" style:parent-style-name="Standard">
      <style:text-properties officeooo:rsid="001987f9" officeooo:paragraph-rsid="001987f9"/>
    </style:style>
    <style:style style:name="P7" style:family="paragraph" style:parent-style-name="Standard">
      <style:text-properties officeooo:rsid="001987f9" officeooo:paragraph-rsid="001b2e4e"/>
    </style:style>
    <style:style style:name="P8" style:family="paragraph" style:parent-style-name="Standard">
      <style:text-properties officeooo:rsid="001987f9" officeooo:paragraph-rsid="001fe6f5"/>
    </style:style>
    <style:style style:name="P9" style:family="paragraph" style:parent-style-name="Standard">
      <style:text-properties officeooo:rsid="001b2e4e" officeooo:paragraph-rsid="001b2e4e"/>
    </style:style>
    <style:style style:name="P10" style:family="paragraph" style:parent-style-name="Standard">
      <style:text-properties officeooo:rsid="001f0a50" officeooo:paragraph-rsid="001f0a50"/>
    </style:style>
    <style:style style:name="P11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scale="100%" style:font-relief="none"/>
    </style:style>
    <style:style style:name="T2" style:family="text">
      <style:text-properties officeooo:rsid="001987f9"/>
    </style:style>
    <style:style style:name="T3" style:family="text">
      <style:text-properties officeooo:rsid="001b2e4e"/>
    </style:style>
    <style:style style:name="T4" style:family="text">
      <style:text-properties officeooo:rsid="001ce009"/>
    </style:style>
    <style:style style:name="T5" style:family="text">
      <style:text-properties officeooo:rsid="001f0a50"/>
    </style:style>
    <style:style style:name="T6" style:family="text">
      <style:text-properties officeooo:rsid="001fe6f5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bottom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wrap="run-through" style:number-wrapped-paragraphs="no-limit" style:vertical-pos="middle" style:vertical-rel="line" style:horizontal-pos="from-left" style:horizontal-rel="paragraph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text form:name="form_name_with[brackets]" form:control-implementation="ooo:com.sun.star.form.component.TextField" xml:id="control1" form:id="control1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I have something here"/>
            </form:properties>
          </form:text>
          <form:text form:name="form_name_perfectly_duplicated" form:control-implementation="ooo:com.sun.star.form.component.TextField" xml:id="control2" form:id="control2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something here"/>
            </form:properties>
          </form:text>
          <form:text form:name="form_name_perfectly_duplicated" form:control-implementation="ooo:com.sun.star.form.component.TextField" xml:id="control3" form:id="control3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something here"/>
            </form:properties>
          </form:text>
          <form:text form:name="1.form_name_starting_with_a_1_dot_manually_set" form:control-implementation="ooo:com.sun.star.form.component.TextField" xml:id="control4" form:id="control4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something here"/>
            </form:properties>
          </form:text>
          <form:radio form:name="is_radio_button_with_lots_of_options" form:control-implementation="ooo:com.sun.star.form.component.RadioButton" xml:id="control5" form:id="control5" form:label="On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s_radio_button_with_lots_of_options" form:control-implementation="ooo:com.sun.star.form.component.RadioButton" xml:id="control6" form:id="control6" form:label="Two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s_radio_button_with_lots_of_options" form:control-implementation="ooo:com.sun.star.form.component.RadioButton" xml:id="control7" form:id="control7" form:label="Three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radio form:name="is_radio_button_with_date_in_the_name" form:control-implementation="ooo:com.sun.star.form.component.RadioButton" xml:id="control8" form:id="control8" form:label="Option Button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txt_field_with_is_in_the_name  " form:control-implementation="ooo:com.sun.star.form.component.TextField" xml:id="control9" form:id="control9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something here"/>
            </form:properties>
          </form:text>
          <form:text form:name="txt_field_without_a_tooltip" form:control-implementation="ooo:com.sun.star.form.component.TextField" xml:id="control10" form:id="control10" form:convert-empty-to-null="true">
            <form:properties>
              <form:property form:property-name="DefaultControl" office:value-type="string" office:string-value="com.sun.star.form.control.TextField"/>
            </form:properties>
          </form:text>
          <form:checkbox form:name="is_checkbox_without_a_tooltip" form:control-implementation="ooo:com.sun.star.form.component.CheckBox" xml:id="control11" form:id="control11" form:label="Check Box without tooltip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radio form:name="is_radio_without_a_tooltip_but_no_error_generated" form:control-implementation="ooo:com.sun.star.form.component.RadioButton" xml:id="control12" form:id="control12" form:label="Radio Without Tooltip" form:image-position="center">
            <form:properties>
              <form:property form:property-name="DefaultControl" office:value-type="string" office:string-value="com.sun.star.form.control.RadioButton"/>
              <form:property form:property-name="SecondaryRefValue" office:value-type="string" office:string-value=""/>
            </form:properties>
          </form:radio>
          <form:text form:name="a_date_field_with_yyyy_in_the_tooltip" form:control-implementation="ooo:com.sun.star.form.component.TextField" xml:id="control13" form:id="control13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Dont you hate these (DD/MM/YYYY)"/>
            </form:properties>
          </form:text>
          <form:text form:name="form_name_badly_duplicated" form:control-implementation="ooo:com.sun.star.form.component.TextField" xml:id="control14" form:id="control14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One thing in this array"/>
            </form:properties>
          </form:text>
          <form:text form:name="form_name_badly_duplicated" form:control-implementation="ooo:com.sun.star.form.component.TextField" xml:id="control15" form:id="control15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But something different here.. what goes on the end HTML"/>
            </form:properties>
          </form:text>
          <form:text form:name="a_text_field_with_(%&amp;#)_special_characters" form:control-implementation="ooo:com.sun.star.form.component.TextField" xml:id="control16" form:id="control16" form:convert-empty-to-null="true">
            <form:properties>
              <form:property form:property-name="DefaultControl" office:value-type="string" office:string-value="com.sun.star.form.control.TextField"/>
              <form:property form:property-name="HelpText" office:value-type="string" office:string-value="terrile characters here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PDF sanity checker... sanity checker.. its all very meta meta.</text:h>
      <text:p text:style-name="P6"/>
      <text:p text:style-name="P6">All of the form elements on this page should fail a test in the pdf compiler sanity check php script.</text:p>
      <text:p text:style-name="P6">Which means that you can use it to test the sanity checker itself...</text:p>
      <text:p text:style-name="P6"/>
      <text:p text:style-name="P6">This is a form element with a name that is auto_generated by Adobe.. it contains the square brackets</text:p>
      <text:p text:style-name="P6">So it should be coughed...</text:p>
      <text:p text:style-name="P6"/>
      <text:p text:style-name="P2"><text:span text:style-name="T2">form_name_with[brackets] </text:span><text:span text:style-name="T2"><draw:control text:anchor-type="as-char" draw:z-index="0" draw:style-name="gr1" draw:text-style-name="P11" svg:width="2.837in" svg:height="0.2941in" draw:control="control1"/></text:span></text:p>
      <text:p text:style-name="P6"/>
      <text:p text:style-name="P6">This is a form element that is a duplicate. This happens when you merge pdf documents, normally Adobe enforces uniqueness..</text:p>
      <text:p text:style-name="P6"/>
      <text:p text:style-name="P3"><text:span text:style-name="T3">original form_name_</text:span><text:span text:style-name="T5">perfectly_duplicated</text:span><text:span text:style-name="T3"> </text:span><text:span text:style-name="T3"><draw:control text:anchor-type="as-char" draw:z-index="1" draw:style-name="gr2" draw:text-style-name="P11" svg:width="3.0004in" svg:height="0.2287in" draw:control="control2"/></text:span></text:p>
      <text:p text:style-name="P9"/>
      <text:p text:style-name="P3"><text:span text:style-name="T5">perfect </text:span><text:span text:style-name="T3">duplicate form_nam</text:span><text:span text:style-name="T5">e_perfectly_duplicated</text:span><text:span text:style-name="T3"> </text:span><text:span text:style-name="T3"><draw:control text:anchor-type="as-char" draw:z-index="2" draw:style-name="gr1" draw:text-style-name="P11" svg:width="3.2398in" svg:height="0.2287in" draw:control="control3"/></text:span></text:p>
      <text:p text:style-name="P9"/>
      <text:p text:style-name="P4"><text:span text:style-name="T5">original form_name_badly_duplicated </text:span><text:span text:style-name="T5"><draw:control text:anchor-type="as-char" draw:z-index="13" draw:style-name="gr2" draw:text-style-name="P11" svg:width="3.0004in" svg:height="0.2287in" draw:control="control14"/></text:span></text:p>
      <text:p text:style-name="P10"/>
      <text:p text:style-name="P4"><text:span text:style-name="T5">bad duplicate form_name_badly_duplicated </text:span><text:span text:style-name="T5"><draw:control text:anchor-type="as-char" draw:z-index="14" draw:style-name="gr2" draw:text-style-name="P11" svg:width="3.0004in" svg:height="0.2287in" draw:control="control15"/></text:span></text:p>
      <text:p text:style-name="P6"/>
      <text:p text:style-name="P2"><text:span text:style-name="T3">manually set to wrong </text:span><text:span text:style-name="T2">1.form_name_starting_with_a_1_dot_</text:span><text:span text:style-name="T3">manually_set </text:span><text:span text:style-name="T2"><text:s/></text:span></text:p>
      <text:p text:style-name="P6"><draw:control text:anchor-type="paragraph" draw:z-index="3" draw:style-name="gr3" draw:text-style-name="P11" svg:width="3.424in" svg:height="0.2394in" svg:x="0.9571in" svg:y="0.0575in" draw:control="control4"/></text:p>
      <text:p text:style-name="P6"/>
      <text:p text:style-name="P6">This is a form element where I am attempting to add multiple FieldStateOptions I might be able to do this by adding a radio button with more than one option... which is not allowed for now...</text:p>
      <text:p text:style-name="P6"/>
      <text:p text:style-name="P3"><text:span text:style-name="T4">is_</text:span><text:span text:style-name="T2">radio_button_with_lots_of_options</text:span></text:p>
      <text:p text:style-name="P7"><draw:control text:anchor-type="paragraph" draw:z-index="4" draw:style-name="gr4" draw:text-style-name="P11" svg:width="2.9787in" svg:height="0.2177in" svg:x="0.5543in" svg:y="0.0752in" draw:control="control5"/></text:p>
      <text:p text:style-name="P7"/>
      <text:p text:style-name="P7"><draw:control text:anchor-type="paragraph" draw:z-index="5" draw:style-name="gr4" draw:text-style-name="P11" svg:width="2.9787in" svg:height="0.2177in" svg:x="0.5543in" svg:y="0.0752in" draw:control="control6"/></text:p>
      <text:p text:style-name="P7"/>
      <text:p text:style-name="P6"><draw:control text:anchor-type="paragraph" draw:z-index="6" draw:style-name="gr4" draw:text-style-name="P11" svg:width="2.9787in" svg:height="0.2177in" svg:x="0.5543in" svg:y="0.0752in" draw:control="control7"/></text:p>
      <text:p text:style-name="P6"/>
      <text:p text:style-name="P6">Radio buttons with the string _date are not allowed because we compile these to date html elements</text:p>
      <text:p text:style-name="P6"><draw:control text:anchor-type="paragraph" draw:z-index="7" draw:style-name="gr4" draw:text-style-name="P11" svg:width="2.8043in" svg:height="0.2941in" svg:x="3in" svg:y="0.1819in" draw:control="control8"/></text:p>
      <text:p text:style-name="P2"><text:span text:style-name="T4">is_</text:span><text:span text:style-name="T2">radio_button_with_date_in_the_name </text:span></text:p>
      <text:p text:style-name="P6"/>
      <text:p text:style-name="P6">Text fields cannot have the string is_ because we assume that this means it is checkbox or a radio button.</text:p>
      <text:p text:style-name="P6"><draw:control text:anchor-type="paragraph" draw:z-index="8" draw:style-name="gr3" draw:text-style-name="P11" svg:width="3.3705in" svg:height="0.2941in" svg:x="2.6193in" svg:y="0.1839in" draw:control="control9"/></text:p>
      <text:p text:style-name="P6">txt_field_with_is_in_the_name <text:s/></text:p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>For text fields and checkboxes, we must have tooltips... but we cannot tell for radio buttons..</text:p>
      <text:p text:style-name="P6"><draw:control text:anchor-type="paragraph" draw:z-index="9" draw:style-name="gr3" draw:text-style-name="P11" svg:width="2.8697in" svg:height="0.2504in" svg:x="2.4783in" svg:y="0.1283in" draw:control="control10"/></text:p>
      <text:p text:style-name="P6">txt_field_without_a_tooltip </text:p>
      <text:p text:style-name="P6"><draw:control text:anchor-type="paragraph" draw:z-index="10" draw:style-name="gr4" draw:text-style-name="P11" svg:width="1.837in" svg:height="0.2394in" svg:x="2.5in" svg:y="0.1693in" draw:control="control11"/></text:p>
      <text:p text:style-name="P2"><text:span text:style-name="T4">is_</text:span><text:span text:style-name="T2">checkbox_without_a_tooltip</text:span></text:p>
      <text:p text:style-name="P6"><draw:control text:anchor-type="paragraph" draw:z-index="11" draw:style-name="gr4" draw:text-style-name="P11" svg:width="2.2504in" svg:height="0.3043in" svg:x="3.7398in" svg:y="0.1882in" draw:control="control12"/></text:p>
      <text:p text:style-name="P2"><text:span text:style-name="T4">is_</text:span><text:span text:style-name="T2">radio_without_a_tooltip_but_no_error_generated</text:span></text:p>
      <text:p text:style-name="P6"/>
      <text:p text:style-name="P6">Adobe automatically generates field descriptions with dates that include things like (DD/MM/YYYY) which make no sense at all for our html form... </text:p>
      <text:p text:style-name="P6"><draw:control text:anchor-type="paragraph" draw:z-index="12" draw:style-name="gr3" draw:text-style-name="P11" svg:width="3.4894in" svg:height="0.2933in" svg:x="3.1307in" svg:y="0.1402in" draw:control="control13"/></text:p>
      <text:p text:style-name="P6">a_date_field_with_yyyy_in_the_tooltip</text:p>
      <text:p text:style-name="P6"/>
      <text:p text:style-name="P8"><text:span text:style-name="T6">Because we will be using the form variables as smarty/php variables later, they can only have numbers, letters and underscore '_' anything else will bork the system</text:span></text:p>
      <text:p text:style-name="P8"><text:span text:style-name="T6"/></text:p>
      <text:p text:style-name="P8"><text:span text:style-name="T6">a_text_field_with_(%&amp;#)_special_characters </text:span><text:span text:style-name="T6"><draw:control text:anchor-type="as-char" draw:z-index="15" draw:style-name="gr5" draw:text-style-name="P11" svg:width="3.6413in" svg:height="0.2831in" draw:control="control16"/></text:span></text:p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08T04:15:20</meta:creation-date>
    <dc:date>2013-05-08T06:40:36</dc:date>
    <meta:editing-duration>PT1H3M33S</meta:editing-duration>
    <meta:editing-cycles>6</meta:editing-cycles>
    <meta:generator>LibreOffice/4.0.2.2$MacOSX_x86 LibreOffice_project/4c82dcdd6efcd48b1d8bba66bfe1989deee49c3</meta:generator>
    <meta:document-statistic meta:table-count="0" meta:image-count="0" meta:object-count="0" meta:page-count="2" meta:paragraph-count="26" meta:word-count="248" meta:character-count="1832" meta:non-whitespace-character-count="1597"/>
  </office:meta>
</office:document-meta>
</file>